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cea1" officeooo:paragraph-rsid="0018cea1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8cea1" officeooo:paragraph-rsid="0018cea1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8cea1" officeooo:paragraph-rsid="0018cea1" style:font-weight-asian="normal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weight="normal" officeooo:rsid="0018cea1" officeooo:paragraph-rsid="0018cea1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weight="normal" officeooo:rsid="001a874b" officeooo:paragraph-rsid="001a874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a874b" officeooo:paragraph-rsid="001a874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db6bd" officeooo:paragraph-rsid="001db6bd" style:font-weight-asian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18ce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ea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cea1" style:font-weight-asian="normal" style:font-weight-complex="normal"/>
    </style:style>
    <style:style style:name="T5" style:family="text">
      <style:text-properties fo:font-weight="normal" officeooo:rsid="001a874b" style:font-weight-asian="normal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a874b" style:font-style-asian="italic" style:font-weight-asian="normal" style:font-style-complex="italic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a87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089a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the Quadratic Knapsack (Standard by G.Gallo, defined in the article <text:span text:style-name="T6">Quadratic knapsack problems, </text:span><text:span text:style-name="T8">1977)</text:span>:</text:p>
      <text:list xml:id="list441395517" text:style-name="L1">
        <text:list-item>
          <text:p text:style-name="P2">Concept of <text:span text:style-name="T1">matrix of profit</text:span></text:p>
        </text:list-item>
        <text:list-item>
          <text:p text:style-name="P2">Profit (and synergies) are <text:span text:style-name="T1">random numbers</text:span> between [1,100]</text:p>
        </text:list-item>
        <text:list-item>
          <text:p text:style-name="P2">Synergies are equal to 0 with <text:span text:style-name="T1">probability p</text:span></text:p>
        </text:list-item>
        <text:list-item>
          <text:p text:style-name="P2">Costs are <text:span text:style-name="T1">random numbers</text:span> between [1,50]</text:p>
        </text:list-item>
        <text:list-item>
          <text:p text:style-name="P2">Capacity is a <text:span text:style-name="T1">random number</text:span><text:span text:style-name="T3"> between [50, Sum(costs)]</text:span></text:p>
        </text:list-item>
      </text:list>
      <text:p text:style-name="P3"/>
      <text:p text:style-name="P1"><text:span text:style-name="T3">For the Robust Knapsack (Standard by </text:span><text:span text:style-name="T5">F.Taniguchi, defined in the article </text:span><text:span text:style-name="T7">Heuristic and exact algorithms for the max-min optimization of the multi-scenario knapsack problem</text:span><text:span text:style-name="T9">, </text:span><text:span text:style-name="T10">2006</text:span><text:span text:style-name="T9">)</text:span></text:p>
      <text:list xml:id="list3125798115" text:style-name="L2">
        <text:list-item>
          <text:p text:style-name="P4">Independent and uniform random integers</text:p>
        </text:list-item>
        <text:list-item>
          <text:p text:style-name="P8"><text:span text:style-name="T4">Profit (nominal) are </text:span><text:span text:style-name="T2">random numbers</text:span><text:span text:style-name="T4"> between [1,100]</text:span></text:p>
        </text:list-item>
        <text:list-item>
          <text:p text:style-name="P8"><text:span text:style-name="T4">Costs <text:s/>are </text:span><text:span text:style-name="T2">random numbers</text:span><text:span text:style-name="T4"> between [1,100]</text:span></text:p>
        </text:list-item>
        <text:list-item>
          <text:p text:style-name="P4">A <text:span text:style-name="T1">positive parameter d</text:span> is defined in order to obtain lower and upper costs as [(1-d) p , (1+d) p]</text:p>
        </text:list-item>
        <text:list-item>
          <text:p text:style-name="P5">The parameter d (on this experiment) has been set to 0.3, 0.6 and 0.9.</text:p>
        </text:list-item>
        <text:list-item>
          <text:p text:style-name="P5">The capacity is obtained as <text:span text:style-name="T1">sum(costs)/m</text:span>, where m is either 2, 3 or 4. </text:p>
        </text:list-item>
      </text:list>
      <text:p text:style-name="P6"/>
      <text:p text:style-name="P7"><text:span text:style-name="T1">N.B:</text:span> consider that the second article (Taniguchi) was meant to solve a slightly different problem on respect to our robust one (there were possible scenarios s, and the aim was maximizing the profit in the worst scenario) –&gt; probably we just considered directly the worst one, while there they also had to establish which was it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30T13:57:52.279812337</meta:creation-date>
    <dc:date>2020-09-30T14:16:55.317027214</dc:date>
    <meta:editing-duration>PT7M53S</meta:editing-duration>
    <meta:editing-cycles>4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14" meta:word-count="208" meta:character-count="1214" meta:non-whitespace-character-count="1027"/>
  </office:meta>
</office:document-meta>
</file>